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5.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5599*"/>
    </style:style>
    <style:style style:name="Table1.B" style:family="table-column">
      <style:table-column-properties style:column-width="2.699cm" style:rel-column-width="6881*"/>
    </style:style>
    <style:style style:name="Table1.C" style:family="table-column">
      <style:table-column-properties style:column-width="6.403cm" style:rel-column-width="16327*"/>
    </style:style>
    <style:style style:name="Table1.D" style:family="table-column">
      <style:table-column-properties style:column-width="7.091cm" style:rel-column-width="18081*"/>
    </style:style>
    <style:style style:name="Table1.E" style:family="table-column">
      <style:table-column-properties style:column-width="7.313cm" style:rel-column-width="18647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background-color="#89c765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fo:background-color="transparent" fo:keep-together="auto">
        <style:background-image/>
      </style:table-row-properties>
    </style:style>
    <style:style style:name="Table1.A3" style:family="table-cell" style:data-style-name="N0">
      <style:table-cell-properties style:vertical-align="middle" fo:background-color="#89c765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3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 style:data-style-name="N0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ans" officeooo:rsid="0013e792" officeooo:paragraph-rsid="0013e792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officeooo:rsid="00149ab3" officeooo:paragraph-rsid="00149ab3"/>
    </style:style>
    <style:style style:name="P3" style:family="paragraph" style:parent-style-name="Table_20_Contents">
      <style:paragraph-properties fo:text-align="start" style:justify-single-word="false"/>
      <style:text-properties style:font-name="Liberation Sans" officeooo:rsid="00149ab3" officeooo:paragraph-rsid="00149ab3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officeooo:rsid="0014b33b" officeooo:paragraph-rsid="0014b33b"/>
    </style:style>
    <style:style style:name="P5" style:family="paragraph" style:parent-style-name="Table_20_Contents">
      <style:paragraph-properties fo:text-align="start" style:justify-single-word="false"/>
      <style:text-properties style:font-name="Liberation Sans" officeooo:rsid="0014b33b" officeooo:paragraph-rsid="0014b33b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officeooo:rsid="001619f3" officeooo:paragraph-rsid="001619f3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officeooo:rsid="001619f3" officeooo:paragraph-rsid="0016cb28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officeooo:rsid="001619f3" officeooo:paragraph-rsid="00175c3e"/>
    </style:style>
    <style:style style:name="P9" style:family="paragraph" style:parent-style-name="Table_20_Contents">
      <style:paragraph-properties fo:text-align="start" style:justify-single-word="false"/>
      <style:text-properties style:font-name="Liberation Sans" officeooo:rsid="001619f3" officeooo:paragraph-rsid="001619f3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officeooo:rsid="0016cb28" officeooo:paragraph-rsid="0016cb28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officeooo:rsid="00175c3e" officeooo:paragraph-rsid="00175c3e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officeooo:rsid="00182e1f" officeooo:paragraph-rsid="0013e792"/>
    </style:style>
    <style:style style:name="P13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Liberation Sans" officeooo:rsid="00182e1f" officeooo:paragraph-rsid="0013e792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officeooo:rsid="00182e1f" officeooo:paragraph-rsid="00182e1f"/>
    </style:style>
    <style:style style:name="P15" style:family="paragraph" style:parent-style-name="Table_20_Contents">
      <style:paragraph-properties fo:text-align="start" style:justify-single-word="false"/>
      <style:text-properties style:font-name="Liberation Sans" officeooo:rsid="00182e1f" officeooo:paragraph-rsid="00182e1f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officeooo:rsid="001b8f9b" officeooo:paragraph-rsid="001b8f9b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officeooo:rsid="001b8f9b" officeooo:paragraph-rsid="001b8f9b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officeooo:rsid="001fb30b" officeooo:paragraph-rsid="001fb30b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officeooo:rsid="001fb30b" officeooo:paragraph-rsid="001fb30b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" officeooo:rsid="00310335" officeooo:paragraph-rsid="00310335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officeooo:rsid="00310335" officeooo:paragraph-rsid="003e4f06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officeooo:rsid="00310335" officeooo:paragraph-rsid="003feb88"/>
    </style:style>
    <style:style style:name="P23" style:family="paragraph" style:parent-style-name="Table_20_Contents">
      <style:paragraph-properties fo:text-align="center" style:justify-single-word="false"/>
      <style:text-properties style:font-name="Liberation Sans" officeooo:rsid="00310335" officeooo:paragraph-rsid="0041f2d0"/>
    </style:style>
    <style:style style:name="P24" style:family="paragraph" style:parent-style-name="Table_20_Contents">
      <style:paragraph-properties fo:text-align="start" style:justify-single-word="false"/>
      <style:text-properties style:font-name="Liberation Sans" officeooo:rsid="00310335" officeooo:paragraph-rsid="00310335"/>
    </style:style>
    <style:style style:name="P25" style:family="paragraph" style:parent-style-name="Table_20_Contents">
      <style:paragraph-properties fo:text-align="center" style:justify-single-word="false"/>
      <style:text-properties style:font-name="Liberation Sans" officeooo:rsid="003acc4e" officeooo:paragraph-rsid="003acc4e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officeooo:rsid="003acc4e" officeooo:paragraph-rsid="00455029"/>
    </style:style>
    <style:style style:name="P27" style:family="paragraph" style:parent-style-name="Table_20_Contents">
      <style:paragraph-properties fo:text-align="start" style:justify-single-word="false"/>
      <style:text-properties style:font-name="Liberation Sans" officeooo:rsid="003acc4e" officeooo:paragraph-rsid="003acc4e"/>
    </style:style>
    <style:style style:name="P28" style:family="paragraph" style:parent-style-name="Table_20_Contents">
      <style:paragraph-properties fo:text-align="start" style:justify-single-word="false"/>
      <style:text-properties style:font-name="Liberation Sans" officeooo:rsid="003e4f06" officeooo:paragraph-rsid="003e4f06"/>
    </style:style>
    <style:style style:name="P29" style:family="paragraph" style:parent-style-name="Table_20_Contents">
      <style:paragraph-properties fo:text-align="start" style:justify-single-word="false"/>
      <style:text-properties style:font-name="Liberation Sans" officeooo:rsid="003feb88" officeooo:paragraph-rsid="003feb88"/>
    </style:style>
    <style:style style:name="P30" style:family="paragraph" style:parent-style-name="Table_20_Contents">
      <style:paragraph-properties fo:text-align="start" style:justify-single-word="false"/>
      <style:text-properties style:font-name="Liberation Sans" officeooo:rsid="0041f2d0" officeooo:paragraph-rsid="0041f2d0"/>
    </style:style>
    <style:style style:name="P31" style:family="paragraph" style:parent-style-name="Table_20_Contents">
      <style:paragraph-properties fo:text-align="center" style:justify-single-word="false"/>
      <style:text-properties style:font-name="Liberation Sans" officeooo:rsid="0041f2d0" officeooo:paragraph-rsid="0041f2d0"/>
    </style:style>
    <style:style style:name="P32" style:family="paragraph" style:parent-style-name="Table_20_Contents">
      <style:paragraph-properties fo:text-align="center" style:justify-single-word="false"/>
      <style:text-properties style:font-name="Liberation Sans" officeooo:rsid="00431a4f" officeooo:paragraph-rsid="00431a4f"/>
    </style:style>
    <style:style style:name="P33" style:family="paragraph" style:parent-style-name="Table_20_Contents">
      <style:paragraph-properties fo:text-align="start" style:justify-single-word="false"/>
      <style:text-properties style:font-name="Liberation Sans" officeooo:rsid="00431a4f" officeooo:paragraph-rsid="00431a4f"/>
    </style:style>
    <style:style style:name="P34" style:family="paragraph" style:parent-style-name="Table_20_Contents">
      <style:paragraph-properties fo:text-align="start" style:justify-single-word="false"/>
      <style:text-properties style:font-name="Liberation Sans" officeooo:rsid="00455029" officeooo:paragraph-rsid="00455029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officeooo:rsid="0048f256" officeooo:paragraph-rsid="0048f256"/>
    </style:style>
    <style:style style:name="P36" style:family="paragraph" style:parent-style-name="Table_20_Contents">
      <style:paragraph-properties fo:text-align="start" style:justify-single-word="false"/>
      <style:text-properties style:font-name="Liberation Sans" officeooo:rsid="0048f256" officeooo:paragraph-rsid="0048f256"/>
    </style:style>
    <style:style style:name="P37" style:family="paragraph" style:parent-style-name="Table_20_Heading">
      <style:paragraph-properties fo:text-align="center" style:justify-single-word="false"/>
      <style:text-properties style:font-name="Liberation Sans" officeooo:rsid="0013e792" officeooo:paragraph-rsid="0013e792"/>
    </style:style>
    <style:style style:name="P38" style:family="paragraph" style:parent-style-name="Table_20_Heading">
      <style:paragraph-properties fo:text-align="start" style:justify-single-word="false"/>
      <style:text-properties style:font-name="Liberation Sans" officeooo:rsid="0013e792" officeooo:paragraph-rsid="0013e792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officeooo:rsid="00182e1f" officeooo:paragraph-rsid="0013e792"/>
    </style:style>
    <style:style style:name="P40" style:family="paragraph" style:parent-style-name="Table_20_Contents">
      <style:paragraph-properties fo:text-align="center" style:justify-single-word="false"/>
      <style:text-properties style:font-name="Liberation Sans" officeooo:rsid="00310335" officeooo:paragraph-rsid="0041f2d0"/>
    </style:style>
    <style:style style:name="P41" style:family="paragraph" style:parent-style-name="Table_20_Contents">
      <style:paragraph-properties fo:text-align="start" style:justify-single-word="false"/>
      <style:text-properties style:font-name="Liberation Sans" officeooo:rsid="004b71b1" officeooo:paragraph-rsid="004b71b1"/>
    </style:style>
    <style:style style:name="P42" style:family="paragraph" style:parent-style-name="Table_20_Contents" style:list-style-name="L1">
      <loext:graphic-properties draw:fill="none"/>
      <style:paragraph-properties fo:margin-left="0cm" fo:margin-right="0cm" fo:margin-top="0cm" fo:margin-bottom="0.199cm" loext:contextual-spacing="false" fo:text-align="start" style:justify-single-word="false" fo:text-indent="0.101cm" style:auto-text-indent="false" fo:background-color="transparent" text:number-lines="false" text:line-number="0"/>
      <style:text-properties style:font-name="Liberation Sans" officeooo:rsid="00149ab3" officeooo:paragraph-rsid="00149ab3"/>
    </style:style>
    <style:style style:name="P43" style:family="paragraph" style:parent-style-name="Table_20_Contents" style:list-style-name="L1">
      <loext:graphic-properties draw:fill="none"/>
      <style:paragraph-properties fo:margin-left="0cm" fo:margin-right="0cm" fo:margin-top="0cm" fo:margin-bottom="0.199cm" loext:contextual-spacing="false" fo:text-align="start" style:justify-single-word="false" fo:text-indent="0.101cm" style:auto-text-indent="false" fo:background-color="transparent" text:number-lines="false" text:line-number="0"/>
      <style:text-properties style:font-name="Liberation Sans" officeooo:rsid="00182e1f" officeooo:paragraph-rsid="00182e1f"/>
    </style:style>
    <style:style style:name="P44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dc17d" officeooo:paragraph-rsid="001dc17d"/>
    </style:style>
    <style:style style:name="P45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4b33b" officeooo:paragraph-rsid="001619f3"/>
    </style:style>
    <style:style style:name="P46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4b33b" officeooo:paragraph-rsid="0014b33b"/>
    </style:style>
    <style:style style:name="P47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4b33b" officeooo:paragraph-rsid="0014b33b" fo:background-color="transparent"/>
    </style:style>
    <style:style style:name="P48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6cb28" officeooo:paragraph-rsid="0016cb28" fo:background-color="transparent"/>
    </style:style>
    <style:style style:name="P49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094be" officeooo:paragraph-rsid="002094be"/>
    </style:style>
    <style:style style:name="P50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fb30b" officeooo:paragraph-rsid="001fb30b"/>
    </style:style>
    <style:style style:name="P51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2c99f" officeooo:paragraph-rsid="0022c99f"/>
    </style:style>
    <style:style style:name="P52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4ac60" officeooo:paragraph-rsid="0022c99f"/>
    </style:style>
    <style:style style:name="P53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d4094" officeooo:paragraph-rsid="0016cb28"/>
    </style:style>
    <style:style style:name="P54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6cb28" officeooo:paragraph-rsid="0016cb28"/>
    </style:style>
    <style:style style:name="P55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75c3e" officeooo:paragraph-rsid="00175c3e"/>
    </style:style>
    <style:style style:name="P56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32e431" officeooo:paragraph-rsid="0032e431"/>
    </style:style>
    <style:style style:name="P57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3d0752" officeooo:paragraph-rsid="003d0752"/>
    </style:style>
    <style:style style:name="P58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456ddf" officeooo:paragraph-rsid="00456ddf"/>
    </style:style>
    <style:style style:name="P59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46b7e0" officeooo:paragraph-rsid="0046b7e0"/>
    </style:style>
    <style:style style:name="P60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2d4094" officeooo:paragraph-rsid="00392f02"/>
    </style:style>
    <style:style style:name="P61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16cb28" officeooo:paragraph-rsid="00310335"/>
    </style:style>
    <style:style style:name="P62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310335" officeooo:paragraph-rsid="00310335"/>
    </style:style>
    <style:style style:name="P63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310335" officeooo:paragraph-rsid="00431a4f"/>
    </style:style>
    <style:style style:name="P64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431a4f" officeooo:paragraph-rsid="00431a4f"/>
    </style:style>
    <style:style style:name="P65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3feb88" officeooo:paragraph-rsid="003feb88"/>
    </style:style>
    <style:style style:name="P66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3e4f06" officeooo:paragraph-rsid="003e4f06"/>
    </style:style>
    <style:style style:name="P67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4378dc" officeooo:paragraph-rsid="004378dc"/>
    </style:style>
    <style:style style:name="P68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41f2d0" officeooo:paragraph-rsid="0041f2d0"/>
    </style:style>
    <style:style style:name="P69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48f256" officeooo:paragraph-rsid="0048f256"/>
    </style:style>
    <style:style style:name="P70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4b71b1" officeooo:paragraph-rsid="004b71b1"/>
    </style:style>
    <style:style style:name="T1" style:family="text">
      <style:text-properties officeooo:rsid="0014b33b"/>
    </style:style>
    <style:style style:name="T2" style:family="text">
      <style:text-properties officeooo:rsid="0016cb28"/>
    </style:style>
    <style:style style:name="T3" style:family="text">
      <style:text-properties officeooo:rsid="00175c3e"/>
    </style:style>
    <style:style style:name="T4" style:family="text">
      <style:text-properties officeooo:rsid="0022c99f"/>
    </style:style>
    <style:style style:name="T5" style:family="text">
      <style:text-properties officeooo:rsid="00230187"/>
    </style:style>
    <style:style style:name="T6" style:family="text">
      <style:text-properties officeooo:rsid="002822a1"/>
    </style:style>
    <style:style style:name="T7" style:family="text">
      <style:text-properties officeooo:rsid="00310335"/>
    </style:style>
    <style:style style:name="T8" style:family="text">
      <style:text-properties style:font-name="Noto Mono"/>
    </style:style>
    <style:style style:name="T9" style:family="text">
      <style:text-properties style:font-name="Noto Mono" officeooo:rsid="00175c3e"/>
    </style:style>
    <style:style style:name="T10" style:family="text">
      <style:text-properties officeooo:rsid="0035c2aa"/>
    </style:style>
    <style:style style:name="T11" style:family="text">
      <style:text-properties officeooo:rsid="00392f02"/>
    </style:style>
    <style:style style:name="T12" style:family="text">
      <style:text-properties officeooo:rsid="003cb7dd"/>
    </style:style>
    <style:style style:name="T13" style:family="text">
      <style:text-properties officeooo:rsid="003d0b4f"/>
    </style:style>
    <style:style style:name="T14" style:family="text">
      <style:text-properties officeooo:rsid="00431a4f"/>
    </style:style>
    <style:style style:name="T15" style:family="text">
      <style:text-properties officeooo:rsid="004378dc"/>
    </style:style>
    <style:style style:name="T16" style:family="text">
      <style:text-properties officeooo:rsid="00456ddf"/>
    </style:style>
    <style:style style:name="T17" style:family="text">
      <style:text-properties officeooo:rsid="0046b7e0"/>
    </style:style>
    <style:style style:name="T18" style:family="text">
      <style:text-properties officeooo:rsid="00485dcc"/>
    </style:style>
    <style:style style:name="T19" style:family="text">
      <style:text-properties officeooo:rsid="00489982"/>
    </style:style>
    <style:style style:name="T20" style:family="text">
      <style:text-properties officeooo:rsid="004a46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101cm" fo:margin-left="0.1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37">ID</text:p>
            </table:table-cell>
            <table:table-cell table:style-name="Table1.A1" office:value-type="string">
              <text:p text:style-name="P38">as a...</text:p>
            </table:table-cell>
            <table:table-cell table:style-name="Table1.A1" office:value-type="string">
              <text:p text:style-name="P38">I want to...</text:p>
            </table:table-cell>
            <table:table-cell table:style-name="Table1.A1" office:value-type="string">
              <text:p text:style-name="P38">so that...</text:p>
            </table:table-cell>
            <table:table-cell table:style-name="Table1.E1" office:value-type="string">
              <text:p text:style-name="P37">Conditions of Satisfaction</text:p>
            </table:table-cell>
          </table:table-row>
        </table:table-header-rows>
        <table:table-row>
          <table:table-cell table:style-name="Table1.A2" office:value-type="string">
            <text:p text:style-name="P1">1</text:p>
          </table:table-cell>
          <table:table-cell table:style-name="Table1.B14" office:value-type="string">
            <text:p text:style-name="P2">researcher</text:p>
          </table:table-cell>
          <table:table-cell table:style-name="Table1.C14" office:value-type="string">
            <text:p text:style-name="P3"><text:span text:style-name="T2">creates</text:span> JSBSim <text:span text:style-name="T2">instances </text:span>in Python</text:p>
          </table:table-cell>
          <table:table-cell table:style-name="Table1.D14" office:value-type="string">
            <text:p text:style-name="P3">I can interact with the simulation</text:p>
          </table:table-cell>
          <table:table-cell table:style-name="Table1.E14" office:value-type="string">
            <text:list xml:id="list2171671443" text:style-name="L1">
              <text:list-item>
                <text:p text:style-name="P42">JSBSim instance is created</text:p>
              </text:list-item>
              <text:list-item>
                <text:p text:style-name="P42">JSBSim directories are configured</text:p>
              </text:list-item>
            </text:list>
          </table:table-cell>
        </table:table-row>
        <table:table-row table:style-name="Table1.3">
          <table:table-cell table:style-name="Table1.A3" table:formula="ooow:&lt;A2&gt;+1" office:value-type="float" office:value="2">
            <text:p text:style-name="P12">2</text:p>
          </table:table-cell>
          <table:table-cell table:style-name="Table1.B14" office:value-type="string">
            <text:p text:style-name="P14">researcher</text:p>
          </table:table-cell>
          <table:table-cell table:style-name="Table1.C14" office:value-type="string">
            <text:p text:style-name="P15">load an aircraft into a JSBSim instance</text:p>
          </table:table-cell>
          <table:table-cell table:style-name="Table1.D14" office:value-type="string">
            <text:p text:style-name="P15">I can simulate different aircraft</text:p>
          </table:table-cell>
          <table:table-cell table:style-name="Table1.E3" office:value-type="string">
            <text:list xml:id="list200056541626633" text:continue-numbering="true" text:style-name="L1">
              <text:list-item>
                <text:p text:style-name="P43">Aircraft configs can be loaded by name of aircraft</text:p>
              </text:list-item>
              <text:list-item>
                <text:p text:style-name="P43">Helpful error message displayed if aircraft config file not found</text:p>
              </text:list-item>
            </text:list>
          </table:table-cell>
        </table:table-row>
        <table:table-row>
          <table:table-cell table:style-name="Table1.A3" table:formula="ooow:&lt;A3&gt;+1" office:value-type="float" office:value="3">
            <text:p text:style-name="P12">3</text:p>
          </table:table-cell>
          <table:table-cell table:style-name="Table1.B14" office:value-type="string">
            <text:p text:style-name="P16">researcher</text:p>
          </table:table-cell>
          <table:table-cell table:style-name="Table1.C14" office:value-type="string">
            <text:p text:style-name="P17">set an aircraft’s initial conditions in the JSBSim simulation</text:p>
          </table:table-cell>
          <table:table-cell table:style-name="Table1.D14" office:value-type="string">
            <text:p text:style-name="P17">I can start the episode in the state I want</text:p>
          </table:table-cell>
          <table:table-cell table:style-name="Table1.E14" office:value-type="string">
            <text:list xml:id="list200057925141740" text:continue-numbering="true" text:style-name="L1">
              <text:list-item>
                <text:p text:style-name="P44">Every simulation variable is set to the value specified.</text:p>
              </text:list-item>
            </text:list>
          </table:table-cell>
        </table:table-row>
        <table:table-row>
          <table:table-cell table:style-name="Table1.A3" table:formula="ooow:&lt;A4&gt;+1" office:value-type="float" office:value="4">
            <text:p text:style-name="P12">4</text:p>
          </table:table-cell>
          <table:table-cell table:style-name="Table1.B14" office:value-type="string">
            <text:p text:style-name="P2">researcher</text:p>
          </table:table-cell>
          <table:table-cell table:style-name="Table1.C14" office:value-type="string">
            <text:p text:style-name="P3">extract aircraft state information from JSBSim</text:p>
          </table:table-cell>
          <table:table-cell table:style-name="Table1.D14" office:value-type="string">
            <text:p text:style-name="P3">I can pass Agents state observatio<text:span text:style-name="T1">ns</text:span></text:p>
          </table:table-cell>
          <table:table-cell table:style-name="Table1.E14" office:value-type="string">
            <text:list xml:id="list200056825552510" text:continue-numbering="true" text:style-name="L1">
              <text:list-item>
                <text:p text:style-name="P45">Can call JSBSim with collection of desired variables and receive values back</text:p>
              </text:list-item>
              <text:list-item>
                <text:p text:style-name="P47">Throws exception if requested variable does not exist</text:p>
              </text:list-item>
            </text:list>
          </table:table-cell>
        </table:table-row>
        <table:table-row>
          <table:table-cell table:style-name="Table1.A3" table:formula="ooow:&lt;A5&gt;+1" office:value-type="float" office:value="5">
            <text:p text:style-name="P13">5</text:p>
          </table:table-cell>
          <table:table-cell table:style-name="Table1.B14" office:value-type="string">
            <text:p text:style-name="P4">researcher</text:p>
          </table:table-cell>
          <table:table-cell table:style-name="Table1.C14" office:value-type="string">
            <text:p text:style-name="P5">pass commands to JSBSim</text:p>
          </table:table-cell>
          <table:table-cell table:style-name="Table1.D14" office:value-type="string">
            <text:p text:style-name="P10">aircraft can be controlled</text:p>
          </table:table-cell>
          <table:table-cell table:style-name="Table1.E14" office:value-type="string">
            <text:list xml:id="list200057645884840" text:continue-numbering="true" text:style-name="L1">
              <text:list-item>
                <text:p text:style-name="P46">Can pass JSBSim collection of commands</text:p>
              </text:list-item>
              <text:list-item>
                <text:p text:style-name="P46">JSBSim correctly updates aircraft in response to actions</text:p>
              </text:list-item>
            </text:list>
          </table:table-cell>
        </table:table-row>
        <table:table-row>
          <table:table-cell table:style-name="Table1.A3" table:formula="ooow:&lt;A6&gt;+1" office:value-type="float" office:value="6">
            <text:p text:style-name="P12">6</text:p>
          </table:table-cell>
          <table:table-cell table:style-name="Table1.B14" office:value-type="string">
            <text:p text:style-name="P18">researcher</text:p>
          </table:table-cell>
          <table:table-cell table:style-name="Table1.C14" office:value-type="string">
            <text:p text:style-name="P19">run a simulation while making state observations and passing commands at fixed intervals</text:p>
          </table:table-cell>
          <table:table-cell table:style-name="Table1.D14" office:value-type="string">
            <text:p text:style-name="P19">an RL agent can interact with the simulation as an MDP</text:p>
          </table:table-cell>
          <table:table-cell table:style-name="Table1.E14" office:value-type="string">
            <text:list xml:id="list200057169340534" text:continue-numbering="true" text:style-name="L1">
              <text:list-item>
                <text:p text:style-name="P49">Simulation timestep, and timesteps between observations are configurable</text:p>
              </text:list-item>
              <text:list-item>
                <text:p text:style-name="P50">Simulation conforms to the OpenAI Gym <text:span text:style-name="T6">E</text:span>nvironment interface</text:p>
              </text:list-item>
            </text:list>
          </table:table-cell>
        </table:table-row>
        <table:table-row>
          <table:table-cell table:style-name="Table1.A3" table:formula="ooow:&lt;A7&gt;+1" office:value-type="float" office:value="7">
            <text:p text:style-name="P12">7</text:p>
          </table:table-cell>
          <table:table-cell table:style-name="Table1.B8" office:value-type="string">
            <text:p text:style-name="P6">agent</text:p>
          </table:table-cell>
          <table:table-cell table:style-name="Table1.C8" office:value-type="string">
            <text:p text:style-name="P9">query a JSBSim environment for its state and action space</text:p>
          </table:table-cell>
          <table:table-cell table:style-name="Table1.D8" office:value-type="string">
            <text:p text:style-name="P9"><text:span text:style-name="T4">I can </text:span>configure my internal model for the correct number of variables</text:p>
          </table:table-cell>
          <table:table-cell table:style-name="Table1.E14" office:value-type="string">
            <text:list xml:id="list200057897292597" text:continue-numbering="true" text:style-name="L1">
              <text:list-item>
                <text:p text:style-name="P51">A JsbSimEnv object can be queried for its state/action space <text:span text:style-name="T5">including</text:span> high and low limits</text:p>
              </text:list-item>
              <text:list-item>
                <text:p text:style-name="P52">Uses <text:span text:style-name="T10">OpenAI </text:span>Gym Spaces class</text:p>
              </text:list-item>
            </text:list>
          </table:table-cell>
        </table:table-row>
        <text:soft-page-break/>
        <table:table-row>
          <table:table-cell table:style-name="Table1.A3" table:formula="ooow:&lt;A8&gt;+1" office:value-type="float" office:value="8">
            <text:p text:style-name="P12">8</text:p>
          </table:table-cell>
          <table:table-cell table:style-name="Table1.B14" office:value-type="string">
            <text:p text:style-name="P6">researcher</text:p>
          </table:table-cell>
          <table:table-cell table:style-name="Table1.C14" office:value-type="string">
            <text:p text:style-name="P9">create <text:span text:style-name="T11">framework to implement </text:span>JSBSim environments for various tasks</text:p>
          </table:table-cell>
          <table:table-cell table:style-name="Table1.D14" office:value-type="string">
            <text:p text:style-name="P9"><text:span text:style-name="T2">A</text:span>gents <text:span text:style-name="T2">can be tested </text:span>on different control tasks</text:p>
          </table:table-cell>
          <table:table-cell table:style-name="Table1.E14" office:value-type="string">
            <text:list xml:id="list200056321426123" text:continue-numbering="true" text:style-name="L1">
              <text:list-item>
                <text:p text:style-name="P53"><text:span text:style-name="T11">Task module</text:span> specifies states/actions/rewards</text:p>
              </text:list-item>
              <text:list-item>
                <text:p text:style-name="P60">Task <text:span text:style-name="T11">module </text:span>provides initial conditions each episode reset</text:p>
              </text:list-item>
              <text:list-item>
                <text:p text:style-name="P54">Can instantiate environments implementing arbitrary tasks</text:p>
              </text:list-item>
            </text:list>
          </table:table-cell>
        </table:table-row>
        <table:table-row>
          <table:table-cell table:style-name="Table1.A3" table:formula="ooow:&lt;A9&gt;+1" office:value-type="float" office:value="9">
            <text:p text:style-name="P12">9</text:p>
          </table:table-cell>
          <table:table-cell table:style-name="Table1.B14" office:value-type="string">
            <text:p text:style-name="P7">researcher</text:p>
          </table:table-cell>
          <table:table-cell table:style-name="Table1.C14" office:value-type="string">
            <text:p text:style-name="P10">visualise <text:span text:style-name="T3">aircraft</text:span> state</text:p>
          </table:table-cell>
          <table:table-cell table:style-name="Table1.D14" office:value-type="string">
            <text:p text:style-name="P10">I can understand what is going on</text:p>
          </table:table-cell>
          <table:table-cell table:style-name="Table1.E14" office:value-type="string">
            <text:list xml:id="list200057180101714" text:continue-numbering="true" text:style-name="L1">
              <text:list-item>
                <text:p text:style-name="P48">Aircraft position and velocities are visible</text:p>
              </text:list-item>
              <text:list-item>
                <text:p text:style-name="P48">Visualisation <text:span text:style-name="T3">starts</text:span> and closes in response to <text:span text:style-name="T3">Env </text:span><text:span text:style-name="T9">render()</text:span><text:span text:style-name="T3"> method</text:span></text:p>
              </text:list-item>
            </text:list>
          </table:table-cell>
        </table:table-row>
        <table:table-row>
          <table:table-cell table:style-name="Table1.A3" table:formula="ooow:&lt;A10&gt;+1" office:value-type="float" office:value="10">
            <text:p text:style-name="P12">10</text:p>
          </table:table-cell>
          <table:table-cell table:style-name="Table1.B14" office:value-type="string">
            <text:p text:style-name="P8">researcher</text:p>
          </table:table-cell>
          <table:table-cell table:style-name="Table1.C14" office:value-type="string">
            <text:p text:style-name="P11">visualise the aircraft current control surface positions and commanded positions</text:p>
          </table:table-cell>
          <table:table-cell table:style-name="Table1.D14" office:value-type="string">
            <text:p text:style-name="P11">I can understand how the aircraft is being controlled</text:p>
          </table:table-cell>
          <table:table-cell table:style-name="Table1.E14" office:value-type="string">
            <text:list xml:id="list200057937726320" text:continue-numbering="true" text:style-name="L1">
              <text:list-item>
                <text:p text:style-name="P55">Aircraft aileron, elevator, rudder, throttle positions and commanded positions are visible in the environment render.</text:p>
              </text:list-item>
              <text:list-item>
                <text:p text:style-name="P56">Control positions shown as a subplot alongside aircraft state</text:p>
              </text:list-item>
            </text:list>
          </table:table-cell>
        </table:table-row>
        <table:table-row>
          <table:table-cell table:style-name="Table1.A3" table:formula="ooow:&lt;A11&gt;+1" office:value-type="float" office:value="11">
            <text:p text:style-name="P12">11</text:p>
          </table:table-cell>
          <table:table-cell table:style-name="Table1.B14" office:value-type="string">
            <text:p text:style-name="P25">researcher</text:p>
          </table:table-cell>
          <table:table-cell table:style-name="Table1.C14" office:value-type="string">
            <text:p text:style-name="P27">implement <text:span text:style-name="T12">a</text:span> task <text:span text:style-name="T12">module for</text:span> performing steady, level flight</text:p>
          </table:table-cell>
          <table:table-cell table:style-name="Table1.D14" office:value-type="string">
            <text:p text:style-name="P27">I can investigate agent performance on a relatively simple task</text:p>
          </table:table-cell>
          <table:table-cell table:style-name="Table1.E14" office:value-type="string">
            <text:list xml:id="list200057712796232" text:continue-numbering="true" text:style-name="L1">
              <text:list-item>
                <text:p text:style-name="P57">Module fully implemented according to TaskModule interface</text:p>
              </text:list-item>
              <text:list-item>
                <text:p text:style-name="P57">Module tested on <text:span text:style-name="T13">a </text:span>simple random agent</text:p>
              </text:list-item>
            </text:list>
          </table:table-cell>
        </table:table-row>
        <table:table-row>
          <table:table-cell table:style-name="Table1.A3">
            <text:p text:style-name="P12"/>
          </table:table-cell>
          <table:table-cell table:style-name="Table1.B14" office:value-type="string">
            <text:p text:style-name="P26">researcher</text:p>
          </table:table-cell>
          <table:table-cell table:style-name="Table1.C14" office:value-type="string">
            <text:p text:style-name="P34"><text:span text:style-name="T16">i</text:span>mplement an agent that makes random actions</text:p>
          </table:table-cell>
          <table:table-cell table:style-name="Table1.D14" office:value-type="string">
            <text:p text:style-name="P34">I can use it for functional tests and sanity checks</text:p>
          </table:table-cell>
          <table:table-cell table:style-name="Table1.E14" office:value-type="string">
            <text:list xml:id="list200056753213803" text:continue-numbering="true" text:style-name="L1">
              <text:list-item>
                <text:p text:style-name="P58">Agent makes random actions within the permitted range of the action space</text:p>
              </text:list-item>
              <text:list-item>
                <text:p text:style-name="P59">Agent <text:span text:style-name="T18">random seed can be specified</text:span></text:p>
              </text:list-item>
            </text:list>
          </table:table-cell>
        </table:table-row>
        <table:table-row>
          <table:table-cell table:style-name="Table1.A3">
            <text:p text:style-name="P12"/>
          </table:table-cell>
          <table:table-cell table:style-name="Table1.B14" office:value-type="string">
            <text:p text:style-name="P26">researcher</text:p>
          </table:table-cell>
          <table:table-cell table:style-name="Table1.C14" office:value-type="string">
            <text:p text:style-name="P34"><text:span text:style-name="T16">i</text:span>mplement an agent that makes <text:span text:style-name="T17">constant</text:span> actions</text:p>
          </table:table-cell>
          <table:table-cell table:style-name="Table1.D14" office:value-type="string">
            <text:p text:style-name="P34">I can use it for functional tests and sanity checks</text:p>
          </table:table-cell>
          <table:table-cell table:style-name="Table1.E14" office:value-type="string">
            <text:list xml:id="list200057762245935" text:continue-numbering="true" text:style-name="L1">
              <text:list-item>
                <text:p text:style-name="P59">Agent always returns an action within the permitted range of the <text:soft-page-break/>action space (e.g. midpoint)</text:p>
              </text:list-item>
            </text:list>
          </table:table-cell>
        </table:table-row>
        <table:table-row>
          <table:table-cell table:style-name="Table1.A15" table:formula="ooow:&lt;A12&gt;+1" office:value-type="float" office:value="12">
            <text:p text:style-name="P12">12</text:p>
          </table:table-cell>
          <table:table-cell table:style-name="Table1.B15" office:value-type="string">
            <text:p text:style-name="P20">researcher</text:p>
          </table:table-cell>
          <table:table-cell table:style-name="Table1.C15" office:value-type="string">
            <text:p text:style-name="P24">visualise the episode’s goal</text:p>
          </table:table-cell>
          <table:table-cell table:style-name="Table1.D15" office:value-type="string">
            <text:p text:style-name="P24">I can observe whether the agent is achieving the desired behaviour</text:p>
          </table:table-cell>
          <table:table-cell table:style-name="Table1.E15" office:value-type="string">
            <text:list xml:id="list200057374417127" text:continue-numbering="true" text:style-name="L1">
              <text:list-item>
                <text:p text:style-name="P61"><text:span text:style-name="T7">T</text:span>ask goal is visible <text:span text:style-name="T7">on plot</text:span></text:p>
              </text:list-item>
              <text:list-item>
                <text:p text:style-name="P62">Different TaskModules display appropriate goals</text:p>
              </text:list-item>
            </text:list>
          </table:table-cell>
        </table:table-row>
        <table:table-row>
          <table:table-cell table:style-name="Table1.A3" table:formula="ooow:&lt;A15&gt;+1" office:value-type="float" office:value="13">
            <text:p text:style-name="P12">13</text:p>
          </table:table-cell>
          <table:table-cell table:style-name="Table1.B17" office:value-type="string">
            <text:p text:style-name="P20">researcher</text:p>
          </table:table-cell>
          <table:table-cell table:style-name="Table1.C17" office:value-type="string">
            <text:p text:style-name="P24">visualise the aircraft graphically in a flight simulator</text:p>
          </table:table-cell>
          <table:table-cell table:style-name="Table1.D17" office:value-type="string">
            <text:p text:style-name="P24">Viewers can appreciate the agent</text:p>
          </table:table-cell>
          <table:table-cell table:style-name="Table1.E17" office:value-type="string">
            <text:list xml:id="list200057721515753" text:continue-numbering="true" text:style-name="L1">
              <text:list-item>
                <text:p text:style-name="P63">FlightGear is launched by the <text:span text:style-name="T8">render()</text:span> <text:span text:style-name="T14">method</text:span></text:p>
              </text:list-item>
              <text:list-item>
                <text:p text:style-name="P63">FlightGear displays the aircraft</text:p>
              </text:list-item>
              <text:list-item>
                <text:p text:style-name="P64">FlightGear is closed by the Environment <text:span text:style-name="T8">close()</text:span> method</text:p>
              </text:list-item>
            </text:list>
          </table:table-cell>
        </table:table-row>
        <table:table-row>
          <table:table-cell table:style-name="Table1.A15" table:formula="ooow:&lt;A16&gt;+1" office:value-type="float" office:value="14">
            <text:p text:style-name="P12">14</text:p>
          </table:table-cell>
          <table:table-cell table:style-name="Table1.B17" office:value-type="string">
            <text:p text:style-name="P22">researcher</text:p>
          </table:table-cell>
          <table:table-cell table:style-name="Table1.C17" office:value-type="string">
            <text:p text:style-name="P29">see <text:span text:style-name="T19">task-related </text:span>state and reward data on environment visualisations </text:p>
          </table:table-cell>
          <table:table-cell table:style-name="Table1.D17" office:value-type="string">
            <text:p text:style-name="P29">I can understand how much reward is being generated from the behaviour I observe</text:p>
          </table:table-cell>
          <table:table-cell table:style-name="Table1.E17" office:value-type="string">
            <text:list xml:id="list200057726212623" text:continue-numbering="true" text:style-name="L1">
              <text:list-item>
                <text:p text:style-name="P65">visualisations display current and cumulative reward</text:p>
              </text:list-item>
              <text:list-item>
                <text:p text:style-name="P65">visualisations show helpful properties such as airspeed textually</text:p>
              </text:list-item>
            </text:list>
          </table:table-cell>
        </table:table-row>
        <table:table-row>
          <table:table-cell table:style-name="Table1.A3" table:formula="ooow:&lt;A17&gt;+1" office:value-type="float" office:value="15">
            <text:p text:style-name="P12">15</text:p>
          </table:table-cell>
          <table:table-cell table:style-name="Table1.B18" office:value-type="string">
            <text:p text:style-name="P21">researcher</text:p>
          </table:table-cell>
          <table:table-cell table:style-name="Table1.C18" office:value-type="string">
            <text:p text:style-name="P28">use reward shaping in the environments</text:p>
          </table:table-cell>
          <table:table-cell table:style-name="Table1.D18" office:value-type="string">
            <text:p text:style-name="P28">its effects on agent learning speed can be investigated</text:p>
          </table:table-cell>
          <table:table-cell table:style-name="Table1.E18" office:value-type="string">
            <text:list xml:id="list200057844266988" text:continue-numbering="true" text:style-name="L1">
              <text:list-item>
                <text:p text:style-name="P66"><text:span text:style-name="T14">r</text:span>eward shaping is an environment option (True/False)</text:p>
              </text:list-item>
              <text:list-item>
                <text:p text:style-name="P66"><text:span text:style-name="T14">r</text:span>eward shaped with a potential-based function</text:p>
              </text:list-item>
            </text:list>
          </table:table-cell>
        </table:table-row>
        <table:table-row>
          <table:table-cell table:style-name="Table1.A3">
            <text:p text:style-name="P12"/>
          </table:table-cell>
          <table:table-cell table:style-name="Table1.B25" office:value-type="string">
            <text:p text:style-name="P32">researcher</text:p>
          </table:table-cell>
          <table:table-cell table:style-name="Table1.C25" office:value-type="string">
            <text:p text:style-name="P33">implement a very simple task with as small a state- and action-space as possible</text:p>
          </table:table-cell>
          <table:table-cell table:style-name="Table1.D25" office:value-type="string">
            <text:p text:style-name="P33">I can use it as a <text:span text:style-name="T15">basic</text:span> and fast training environment</text:p>
          </table:table-cell>
          <table:table-cell table:style-name="Table1.E25" office:value-type="string">
            <text:list xml:id="list200058382353636" text:continue-numbering="true" text:style-name="L1">
              <text:list-item>
                <text:p text:style-name="P64">task is implemented as a TaskModule</text:p>
              </text:list-item>
              <text:list-item>
                <text:p text:style-name="P67">an environment using this task can be created using <text:span text:style-name="T8">gym.make()</text:span></text:p>
              </text:list-item>
            </text:list>
          </table:table-cell>
        </table:table-row>
        <table:table-row>
          <table:table-cell table:style-name="Table1.A3">
            <text:p text:style-name="P12"/>
          </table:table-cell>
          <table:table-cell table:style-name="Table1.B25" office:value-type="string">
            <text:p text:style-name="P23"/>
          </table:table-cell>
          <table:table-cell table:style-name="Table1.C25" office:value-type="string">
            <text:p text:style-name="P41">produce a TensorForce agent configured with a set of input hyperparameter values</text:p>
          </table:table-cell>
          <table:table-cell table:style-name="Table1.D25" office:value-type="string">
            <text:p text:style-name="P41">I can evaluate a range of agents with an automated hyperparameter search</text:p>
          </table:table-cell>
          <table:table-cell table:style-name="Table1.E25" office:value-type="string">
            <text:list xml:id="list200056430604016" text:continue-numbering="true" text:style-name="L1">
              <text:list-item>
                <text:p text:style-name="P70">an appropriately configured TensorForce Agent is returned</text:p>
              </text:list-item>
            </text:list>
          </table:table-cell>
        </table:table-row>
        <table:table-row>
          <table:table-cell table:style-name="Table1.A15">
            <text:p text:style-name="P12"/>
          </table:table-cell>
          <table:table-cell table:style-name="Table1.B25" office:value-type="string">
            <text:p text:style-name="P23">researcher</text:p>
          </table:table-cell>
          <table:table-cell table:style-name="Table1.C25" office:value-type="string">
            <text:p text:style-name="P30">run a single episode with a TensorForce Agent in an <text:soft-page-break/>environment and receive the results</text:p>
          </table:table-cell>
          <table:table-cell table:style-name="Table1.D25" office:value-type="string">
            <text:p text:style-name="P30">I can begin evaluating agent performance</text:p>
          </table:table-cell>
          <table:table-cell table:style-name="Table1.E25" office:value-type="string">
            <text:list xml:id="list200058326381157" text:continue-numbering="true" text:style-name="L1">
              <text:list-item>
                <text:p text:style-name="P68"><text:span text:style-name="T14">p</text:span>artially-trained Agent and episode reward are returned</text:p>
              </text:list-item>
            </text:list>
          </table:table-cell>
        </table:table-row>
        <table:table-row>
          <table:table-cell table:style-name="Table1.A15">
            <text:p text:style-name="P12"/>
          </table:table-cell>
          <table:table-cell table:style-name="Table1.B25" office:value-type="string">
            <text:p text:style-name="P31">researcher</text:p>
          </table:table-cell>
          <table:table-cell table:style-name="Table1.C25" office:value-type="string">
            <text:p text:style-name="P30">run many episodes with a TensorForce Agent in an environment and receive all results</text:p>
          </table:table-cell>
          <table:table-cell table:style-name="Table1.D25" office:value-type="string">
            <text:p text:style-name="P30">I can evaluate agent performance</text:p>
          </table:table-cell>
          <table:table-cell table:style-name="Table1.E25" office:value-type="string">
            <text:list xml:id="list200056453265152" text:continue-numbering="true" text:style-name="L1">
              <text:list-item>
                <text:p text:style-name="P68"><text:span text:style-name="T14">t</text:span>rained Agent and collection of episode rewards are returned</text:p>
              </text:list-item>
            </text:list>
          </table:table-cell>
        </table:table-row>
        <table:table-row>
          <table:table-cell table:style-name="Table1.A15">
            <text:p text:style-name="P12"/>
          </table:table-cell>
          <table:table-cell table:style-name="Table1.B25" office:value-type="string">
            <text:p text:style-name="P31">researcher</text:p>
          </table:table-cell>
          <table:table-cell table:style-name="Table1.C25" office:value-type="string">
            <text:p text:style-name="P30">run many episodes with a specified set of environment parameters and Agent hyperparameters</text:p>
          </table:table-cell>
          <table:table-cell table:style-name="Table1.D25" office:value-type="string">
            <text:p text:style-name="P30">I can run an automated hyperparamer search</text:p>
          </table:table-cell>
          <table:table-cell table:style-name="Table1.E25" office:value-type="string">
            <text:list xml:id="list200057168096222" text:continue-numbering="true" text:style-name="L1">
              <text:list-item>
                <text:p text:style-name="P64">Agent and Environment correctly configure themselves according to input</text:p>
              </text:list-item>
              <text:list-item>
                <text:p text:style-name="P64">trained Agent and collection of episode rewards are returned</text:p>
              </text:list-item>
            </text:list>
          </table:table-cell>
        </table:table-row>
        <table:table-row>
          <table:table-cell table:style-name="Table1.A15">
            <text:p text:style-name="P12"/>
          </table:table-cell>
          <table:table-cell table:style-name="Table1.B25" office:value-type="string">
            <text:p text:style-name="P35">researcher</text:p>
          </table:table-cell>
          <table:table-cell table:style-name="Table1.C25" office:value-type="string">
            <text:p text:style-name="P36">have the Simulation cache properties that it retrieves</text:p>
          </table:table-cell>
          <table:table-cell table:style-name="Table1.D25" office:value-type="string">
            <text:p text:style-name="P36">the Simulation runs faster</text:p>
          </table:table-cell>
          <table:table-cell table:style-name="Table1.E25" office:value-type="string">
            <text:list xml:id="list200057098300178" text:continue-numbering="true" text:style-name="L1">
              <text:list-item>
                <text:p text:style-name="P69">Simulation caches correct values</text:p>
              </text:list-item>
              <text:list-item>
                <text:p text:style-name="P69">Cache is emptied whenever a Simulation step is run </text:p>
              </text:list-item>
              <text:list-item>
                <text:p text:style-name="P69">Execution <text:span text:style-name="T20">time</text:span> is profiled before and after to quantify benefits</text:p>
              </text:list-item>
            </text:list>
          </table:table-cell>
        </table:table-row>
        <table:table-row>
          <table:table-cell table:style-name="Table1.A15">
            <text:p text:style-name="P12"/>
          </table:table-cell>
          <table:table-cell table:style-name="Table1.B25" office:value-type="string">
            <text:p text:style-name="P21"/>
          </table:table-cell>
          <table:table-cell table:style-name="Table1.C25" office:value-type="string">
            <text:p text:style-name="P28"/>
          </table:table-cell>
          <table:table-cell table:style-name="Table1.D25" office:value-type="string">
            <text:p text:style-name="P28"/>
          </table:table-cell>
          <table:table-cell table:style-name="Table1.E25" office:value-type="string">
            <text:list xml:id="list200057798462540" text:continue-numbering="true" text:style-name="L1">
              <text:list-item>
                <text:p text:style-name="P66"/>
              </text:list-item>
            </text:list>
          </table:table-cell>
        </table:table-row>
        <table:table-row>
          <table:table-cell table:style-name="Table1.A15">
            <text:p text:style-name="P12"/>
          </table:table-cell>
          <table:table-cell table:style-name="Table1.B26" office:value-type="string">
            <text:p text:style-name="P21"/>
          </table:table-cell>
          <table:table-cell table:style-name="Table1.C26" office:value-type="string">
            <text:p text:style-name="P28"/>
          </table:table-cell>
          <table:table-cell table:style-name="Table1.D26" office:value-type="string">
            <text:p text:style-name="P28"/>
          </table:table-cell>
          <table:table-cell table:style-name="Table1.E26" office:value-type="string">
            <text:list xml:id="list200057964841976" text:continue-numbering="true" text:style-name="L1">
              <text:list-item>
                <text:p text:style-name="P66"/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2:22:07.500262414</meta:creation-date>
    <dc:date>2018-07-10T20:00:56.235084567</dc:date>
    <meta:editing-duration>P2DT34M21S</meta:editing-duration>
    <meta:editing-cycles>37</meta:editing-cycles>
    <meta:generator>LibreOffice/6.0.3.2$Linux_X86_64 LibreOffice_project/00m0$Build-2</meta:generator>
    <meta:document-statistic meta:table-count="1" meta:image-count="0" meta:object-count="0" meta:page-count="4" meta:paragraph-count="134" meta:word-count="836" meta:character-count="5176" meta:non-whitespace-character-count="4516"/>
  </office:meta>
</office:document-meta>
</file>